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6f99" officeooo:paragraph-rsid="001c6f99"/>
    </style:style>
    <style:style style:name="P2" style:family="paragraph" style:parent-style-name="Standard">
      <style:text-properties officeooo:rsid="001d144f" officeooo:paragraph-rsid="001d144f"/>
    </style:style>
    <style:style style:name="P3" style:family="paragraph" style:parent-style-name="Standard">
      <style:text-properties style:font-name="Tahoma" fo:font-size="14pt" fo:font-weight="normal" officeooo:rsid="001dee9f" officeooo:paragraph-rsid="001d144f" style:font-size-asian="14pt" style:font-weight-asian="normal" style:font-size-complex="14pt" style:font-weight-complex="normal"/>
    </style:style>
    <style:style style:name="P4" style:family="paragraph" style:parent-style-name="Standard">
      <style:text-properties style:font-name="Tahoma" officeooo:rsid="001c6f99" officeooo:paragraph-rsid="001c6f99"/>
    </style:style>
    <style:style style:name="P5" style:family="paragraph" style:parent-style-name="Standard">
      <style:text-properties style:font-name="Tahoma" fo:font-size="12pt" officeooo:rsid="00254153" officeooo:paragraph-rsid="00254153" style:font-size-asian="12pt" style:font-size-complex="12pt"/>
    </style:style>
    <style:style style:name="P6" style:family="paragraph" style:parent-style-name="Heading_20_2">
      <style:text-properties fo:font-size="14pt" fo:font-weight="normal" style:font-size-asian="14pt" style:font-weight-asian="normal" style:font-size-complex="14pt" style:font-weight-complex="normal"/>
    </style:style>
    <style:style style:name="P7" style:family="paragraph" style:parent-style-name="Heading_20_2">
      <style:text-properties fo:font-size="14pt" fo:font-weight="normal" officeooo:rsid="00245d33" officeooo:paragraph-rsid="00245d33" style:font-size-asian="14pt" style:font-weight-asian="normal" style:font-size-complex="14pt" style:font-weight-complex="normal"/>
    </style:style>
    <style:style style:name="P8" style:family="paragraph" style:parent-style-name="Heading_20_2">
      <style:text-properties fo:font-size="14pt" fo:font-weight="normal" officeooo:rsid="00254153" officeooo:paragraph-rsid="00254153" style:font-size-asian="14pt" style:font-weight-asian="normal" style:font-size-complex="14pt" style:font-weight-complex="normal"/>
    </style:style>
    <style:style style:name="P9" style:family="paragraph" style:parent-style-name="Heading_20_2">
      <style:text-properties style:font-name="Liberation Sans" fo:font-size="14pt" fo:font-weight="normal" officeooo:rsid="00254153" officeooo:paragraph-rsid="00254153" style:font-size-asian="14pt" style:font-weight-asian="normal" style:font-size-complex="14pt" style:font-weight-complex="normal"/>
    </style:style>
    <style:style style:name="P10" style:family="paragraph" style:parent-style-name="Standard">
      <style:text-properties style:font-name="Tahoma" fo:font-size="12pt" fo:font-weight="normal" officeooo:rsid="001ee115" officeooo:paragraph-rsid="00215a59" style:font-size-asian="12pt" style:font-weight-asian="normal" style:font-size-complex="12pt" style:font-weight-complex="normal"/>
    </style:style>
    <style:style style:name="P11" style:family="paragraph" style:parent-style-name="Standard">
      <style:text-properties style:font-name="Tahoma" fo:font-size="12pt" officeooo:rsid="00270693" officeooo:paragraph-rsid="00270693" style:font-size-asian="12pt" style:font-size-complex="12pt"/>
    </style:style>
    <style:style style:name="P12" style:family="paragraph" style:parent-style-name="Standard">
      <style:text-properties style:font-name="Tahoma" fo:font-size="12pt" officeooo:rsid="00274f33" officeooo:paragraph-rsid="00274f33" style:font-size-asian="12pt" style:font-size-complex="12pt"/>
    </style:style>
    <style:style style:name="P13" style:family="paragraph" style:parent-style-name="Standard">
      <style:text-properties style:font-name="Tahoma" officeooo:rsid="00270693" officeooo:paragraph-rsid="00270693"/>
    </style:style>
    <style:style style:name="P14" style:family="paragraph" style:parent-style-name="Standard">
      <style:text-properties officeooo:paragraph-rsid="00270693"/>
    </style:style>
    <style:style style:name="P15" style:family="paragraph" style:parent-style-name="Heading_20_1">
      <style:paragraph-properties fo:text-align="center" style:justify-single-word="false"/>
      <style:text-properties officeooo:rsid="00245d33" officeooo:paragraph-rsid="00245d33"/>
    </style:style>
    <style:style style:name="T1" style:family="text">
      <style:text-properties officeooo:rsid="002003e4"/>
    </style:style>
    <style:style style:name="T2" style:family="text">
      <style:text-properties style:font-name="Tahoma" officeooo:rsid="00270693"/>
    </style:style>
    <style:style style:name="T3" style:family="text">
      <style:text-properties officeooo:rsid="00254153"/>
    </style:style>
    <style:style style:name="T4" style:family="text">
      <style:text-properties fo:font-weight="normal" style:font-weight-asian="normal" style:font-weight-complex="normal"/>
    </style:style>
    <style:style style:name="T5" style:family="text">
      <style:text-properties fo:font-weight="normal" officeooo:rsid="0025c6a4" style:font-weight-asian="normal" style:font-weight-complex="normal"/>
    </style:style>
    <style:style style:name="T6" style:family="text">
      <style:text-properties fo:font-weight="normal" officeooo:rsid="00274f33" style:font-weight-asian="normal" style:font-weight-complex="normal"/>
    </style:style>
    <style:style style:name="T7" style:family="text">
      <style:text-properties fo:font-weight="normal" officeooo:rsid="00297724" style:font-weight-asian="normal" style:font-weight-complex="normal"/>
    </style:style>
    <style:style style:name="T8" style:family="text">
      <style:text-properties officeooo:rsid="00270693"/>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25c6a4" style:font-size-asian="12pt" style:font-weight-asian="normal" style:font-size-complex="12pt" style:font-weight-complex="normal"/>
    </style:style>
    <style:style style:name="T11" style:family="text">
      <style:text-properties fo:font-size="12pt" fo:font-weight="normal" officeooo:rsid="00274f33"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Viikkoraportti <text:span text:style-name="T8">2</text:span>.</text:h>
      <text:p text:style-name="P1"/>
      <text:p text:style-name="P4"/>
      <text:h text:style-name="P7" text:outline-level="2"><text:span text:style-name="T3">1. </text:span>Mitä opin tällä viikolla?</text:h>
      <text:p text:style-name="P14"><text:span text:style-name="T2">Olen nyt hieman paremmin perillä kuinka ohjelma tulisi rakentaa, jotta sitä voisi testata järkevästi. Opin myös kantapään kautta kuinka refaktorointi ja testien uudelleen kirjoittaminen kulkevat käsi kädessä.</text:span></text:p>
      <text:p text:style-name="P3"/>
      <text:h text:style-name="P8" text:outline-level="2">2. Mitä jäi epäselväksi?</text:h>
      <text:p text:style-name="P12"><text:span text:style-name="T4">Tällä hetkellä on hyvä käsitys siitä mihin ohjelman kehitys jatkuu ja mitä se vaatii. Ehkä ohjelman prioriteetit ovat vielä vähän epäselvät, eli mihin kannattaa keskittyä ja missä järjestyksessä.</text:span></text:p>
      <text:p text:style-name="P10"/>
      <text:h text:style-name="P6" text:outline-level="2">3. Miten ohjelma on edistynyt?</text:h>
      <text:p text:style-name="P11"><text:span text:style-name="T4">Luokkia on järjestelty niin, että ne vastaavat ainakin paremmin järkeviä kokonaisuuksia ohjelmassa </text:span><text:span text:style-name="T6">ja mahdollistavat uusien algojen lisäämisen helpommin. Tällä hetkellä tekoäly osaa reagoida nopeasti vastustajan taktiikanvaihtoon, koska jokaisesta häviöstä vanhojen strategioiden pisteet laskevat </text:span><text:span text:style-name="T7">kiihtyvää tahtia</text:span><text:span text:style-name="T6">. Varsinaisia ongelmia ei ole tullut muuta kuin ajanpuute.</text:span></text:p>
      <text:p text:style-name="P5"/>
      <text:h text:style-name="P9" text:outline-level="2">4. Mitä teen seuraavaksi?</text:h>
      <text:p text:style-name="P13"><text:span text:style-name="T10">T</text:span><text:span text:style-name="T9">arkoituksena on kehittää </text:span><text:span text:style-name="T11">oma algoritmi itseäni vastaan. En ole vielä tarpeeksi tyytyväinen tekoälyn suorituskykyyn. Algoritmi voisi ehkä mitata tiettyjä yksinkertaisia tapahtumia kuten häviöiden, tasapelien ja voittojen suhdetta seuraavaan käteen. Ainakin itse olen huomannut että pelaan vain näitä muuttujia katsoen enkä välitä varsinaisesti mikä valinta on. Tarkoituksena olisi yhdistellä myös eri algoritmeja erilaisiksi tekoälyiksi ja testailla mikä tuntuisi pätevimmältä. Näiden testien perusteella voisi myöhemmin tehdä myös erilaisia vaikeustasoja pelaajille. Ajattelin myös testata tekoälyjä siirrot.txt-tiedostoon tallennettuihin peleihin automatisoidusti.</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8:01:00.860000000</meta:creation-date>
    <dc:date>2015-01-29T21:59:51.344000000</dc:date>
    <meta:editing-duration>P1DT7H37M47S</meta:editing-duration>
    <meta:editing-cycles>6</meta:editing-cycles>
    <meta:generator>LibreOffice/4.2.7.2$Windows_x86 LibreOffice_project/933c0aa564ec4f8883ed5732c866db48dca4dac5</meta:generator>
    <meta:document-statistic meta:table-count="0" meta:image-count="0" meta:object-count="0" meta:page-count="1" meta:paragraph-count="9" meta:word-count="194" meta:character-count="1564" meta:non-whitespace-character-count="1379"/>
  </office:meta>
</office:document-meta>
</file>